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draw:auto-grow-height="true" fo:min-height="12.19cm"/>
    </style:style>
    <style:style style:name="pr4" style:family="presentation" style:parent-style-name="Default-subtitle">
      <style:graphic-properties draw:fill-color="#ffffff" draw:textarea-vertical-align="middle" draw:auto-grow-height="true" fo:min-height="9.133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subtitle">
      <style:graphic-properties draw:fill-color="#ffffff" draw:textarea-vertical-align="middle" draw:auto-grow-height="true" fo:min-height="12.19cm"/>
    </style:style>
    <style:style style:name="pr7" style:family="presentation" style:parent-style-name="Default-subtitle">
      <style:graphic-properties draw:fill-color="#ffffff" draw:textarea-vertical-align="top" draw:auto-grow-height="true" fo:min-height="9.133cm"/>
    </style:style>
    <style:style style:name="pr8" style:family="presentation" style:parent-style-name="Default-subtitle">
      <style:graphic-properties draw:fill-color="#ffffff" draw:textarea-vertical-align="top" draw:auto-grow-height="true" fo:min-height="10.1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Projekt</text:p>
            <text:p/>
            <text:p>Struktur snodd från Khan Academy:</text:p>
            <text:p><text:a xlink:href="https://www.khanacademy.org/computing/computer-programming/programming/good-practices/a/planning-a-programming-project" xlink:type="simple">https://www.khanacademy.org/computing/computer-programming/programming/good-practices/a/planning-a-programming-project</text:a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1. Vad vill ni skapa?</text:p>
            <text:p>Vilka vill ni arbeta med?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3" draw:text-style-name="P1" draw:layer="layout" svg:width="25.199cm" svg:height="12.19cm" svg:x="1.4cm" svg:y="0.628cm" presentation:class="subtitle">
          <draw:text-box>
            <text:p>2. Vilka ”features” ska projektet innehålla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3" draw:text-style-name="P1" draw:layer="layout" svg:width="25.199cm" svg:height="12.19cm" svg:x="1.4cm" svg:y="0.628cm" presentation:class="subtitle">
          <draw:text-box>
            <text:p>Metod för att skriva ner features: User stories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4" draw:text-style-name="P1" draw:layer="layout" svg:width="25.199cm" svg:height="9.133cm" svg:x="1.4cm" svg:y="3.685cm" presentation:class="subtitle">
          <draw:text-box>
            <text:p>”Som besökare vill jag se en hälsning när jag trycker på 'kör skriptet'-knappen”</text:p>
          </draw:text-box>
        </draw:frame>
        <draw:frame presentation:style-name="pr5" draw:layer="layout" svg:width="25.199cm" svg:height="2.629cm" svg:x="1.4cm" svg:y="0.628cm" presentation:class="title">
          <draw:text-box>
            <text:p>Exempel user stories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4" draw:text-style-name="P1" draw:layer="layout" svg:width="25.199cm" svg:height="9.133cm" svg:x="1.4cm" svg:y="3.685cm" presentation:class="subtitle">
          <draw:text-box>
            <text:p>”Som administratör vill jag ta bort spam-kommentarer i kommentarsfältet”</text:p>
          </draw:text-box>
        </draw:frame>
        <draw:frame presentation:style-name="pr5" draw:layer="layout" svg:width="25.199cm" svg:height="2.629cm" svg:x="1.4cm" svg:y="0.628cm" presentation:class="title">
          <draw:text-box>
            <text:p>Exempel user stories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4" draw:text-style-name="P1" draw:layer="layout" svg:width="25.199cm" svg:height="9.133cm" svg:x="1.4cm" svg:y="3.685cm" presentation:class="subtitle">
          <draw:text-box>
            <text:p>”Som [...] vill jag [...]”</text:p>
          </draw:text-box>
        </draw:frame>
        <draw:frame presentation:style-name="pr5" draw:layer="layout" svg:width="25.199cm" svg:height="2.629cm" svg:x="1.4cm" svg:y="0.628cm" presentation:class="title">
          <draw:text-box>
            <text:p>Mall user storie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6" draw:text-style-name="P1" draw:layer="layout" svg:width="25.199cm" svg:height="12.19cm" svg:x="1.4cm" svg:y="0.628cm" presentation:class="subtitle">
          <draw:text-box>
            <text:p>Skriv ner user stories för era projekt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3. Vilka bibliotek/språk vill ni använda?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Vad är ett bibliotek?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7" draw:text-style-name="P2" draw:layer="layout" svg:width="25.199cm" svg:height="9.133cm" svg:x="1.4cm" svg:y="3.685cm" presentation:class="subtitle" presentation:user-transformed="true">
          <draw:text-box>
            <text:p><text:span text:style-name="T1">”</text:span><text:span text:style-name="T1">write less, do more”</text:span></text:p>
          </draw:text-box>
        </draw:frame>
        <draw:frame presentation:style-name="pr5" draw:layer="layout" svg:width="25.199cm" svg:height="2.629cm" svg:x="1.4cm" svg:y="0.628cm" presentation:class="title">
          <draw:text-box>
            <text:p>Exempel: jQuery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7" draw:text-style-name="P1" draw:layer="layout" svg:width="25.199cm" svg:height="9.133cm" svg:x="1.4cm" svg:y="3.685cm" presentation:class="subtitle" presentation:user-transformed="true">
          <draw:text-box>
            <text:p>Istället för</text:p>
            <text:p text:style-name="P4"/>
            <text:p text:style-name="P4">document.getElementById('ettID')</text:p>
            <text:p text:style-name="P4"/>
            <text:p text:style-name="P4">skriver vi</text:p>
            <text:p text:style-name="P4"/>
            <text:p text:style-name="P4">$('#ettID')</text:p>
          </draw:text-box>
        </draw:frame>
        <draw:frame presentation:style-name="pr5" draw:layer="layout" svg:width="25.199cm" svg:height="2.629cm" svg:x="1.4cm" svg:y="0.628cm" presentation:class="title">
          <draw:text-box>
            <text:p>Exempel: jQuery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7" draw:text-style-name="P1" draw:layer="layout" svg:width="25.199cm" svg:height="9.133cm" svg:x="1.4cm" svg:y="3.685cm" presentation:class="subtitle" presentation:user-transformed="true">
          <draw:text-box>
            <text:p>”Superheroic JavaScript MVW Framework”</text:p>
          </draw:text-box>
        </draw:frame>
        <draw:frame presentation:style-name="pr5" draw:layer="layout" svg:width="25.199cm" svg:height="2.629cm" svg:x="1.4cm" svg:y="0.628cm" presentation:class="title">
          <draw:text-box>
            <text:p>Exempel: AngularJS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8" draw:text-style-name="P2" draw:layer="layout" svg:width="25.199cm" svg:height="10.129cm" svg:x="1.4cm" svg:y="3.685cm" presentation:class="subtitle" presentation:user-transformed="true">
          <draw:text-box>
            <text:p><text:span text:style-name="T1">Istället för</text:span></text:p>
            <text:p><text:span text:style-name="T1"/></text:p>
            <text:p><text:span text:style-name="T1">var halsning = ”Hej!”</text:span></text:p>
            <text:p><text:span text:style-name="T1">element.innerHTML = halsning</text:span></text:p>
            <text:p><text:span text:style-name="T1"/></text:p>
            <text:p><text:span text:style-name="T1">skriver vi</text:span></text:p>
            <text:p><text:span text:style-name="T1"/></text:p>
            <text:p><text:span text:style-name="T1">{{halsning}}</text:span></text:p>
          </draw:text-box>
        </draw:frame>
        <draw:frame presentation:style-name="pr5" draw:layer="layout" svg:width="25.199cm" svg:height="2.629cm" svg:x="1.4cm" svg:y="0.628cm" presentation:class="title">
          <draw:text-box>
            <text:p>Exempel: AngularJS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7" draw:text-style-name="P2" draw:layer="layout" svg:width="25.199cm" svg:height="9.133cm" svg:x="1.4cm" svg:y="3.685cm" presentation:class="subtitle" presentation:user-transformed="true">
          <draw:text-box>
            <text:p><text:span text:style-name="T1">MVW = Model-View-Whatever</text:span></text:p>
            <text:p><text:span text:style-name="T1"/></text:p>
            <text:p><text:span text:style-name="T1">Framework = en samling verktyg och mallar som funkar för flera liknande projekt</text:span></text:p>
          </draw:text-box>
        </draw:frame>
        <draw:frame presentation:style-name="pr5" draw:layer="layout" svg:width="25.199cm" svg:height="2.629cm" svg:x="1.4cm" svg:y="0.628cm" presentation:class="title">
          <draw:text-box>
            <text:p>Exempel: AngularJ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7" draw:text-style-name="P2" draw:layer="layout" svg:width="25.199cm" svg:height="9.133cm" svg:x="1.4cm" svg:y="3.685cm" presentation:class="subtitle" presentation:user-transformed="true">
          <draw:text-box>
            <text:p><text:span text:style-name="T1">Verktyg jag visade i första HTML-genomgången</text:span></text:p>
            <text:p><text:span text:style-name="T1"/></text:p>
            <text:p><text:span text:style-name="T1">[presentation_timer.html]</text:span></text:p>
            <text:p><text:span text:style-name="T1"/></text:p>
            <text:p><text:span text:style-name="T1">&lt;script src=”...”&gt;-delen är AngularJS!</text:span></text:p>
          </draw:text-box>
        </draw:frame>
        <draw:frame presentation:style-name="pr5" draw:layer="layout" svg:width="25.199cm" svg:height="2.629cm" svg:x="1.4cm" svg:y="0.628cm" presentation:class="title">
          <draw:text-box>
            <text:p>Exempel: Presentations-timern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presentation:style-name="pr7" draw:text-style-name="P1" draw:layer="layout" svg:width="25.199cm" svg:height="9.133cm" svg:x="1.4cm" svg:y="3.685cm" presentation:class="subtitle" presentation:user-transformed="true">
          <draw:text-box>
            <text:p>En hemsida har två delar:</text:p>
            <text:p/>
            <text:p>En del på din dator = frontend</text:p>
            <text:p/>
            <text:p>En del på servern = backend</text:p>
          </draw:text-box>
        </draw:frame>
        <draw:frame presentation:style-name="pr5" draw:layer="layout" svg:width="25.199cm" svg:height="2.629cm" svg:x="1.4cm" svg:y="0.628cm" presentation:class="title">
          <draw:text-box>
            <text:p>Backend vs. Frontend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6" draw:text-style-name="P1" draw:layer="layout" svg:width="25.199cm" svg:height="12.19cm" svg:x="1.4cm" svg:y="0.628cm" presentation:class="subtitle">
          <draw:text-box>
            <text:p>4. Prioritera och städa upp user stories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6" draw:text-style-name="P1" draw:layer="layout" svg:width="25.199cm" svg:height="12.19cm" svg:x="1.4cm" svg:y="0.628cm" presentation:class="subtitle" presentation:user-transformed="true">
          <draw:text-box>
            <text:p>Programmering tar tid</text:p>
            <text:p/>
            <text:p>Prioritera alltid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6" draw:text-style-name="P1" draw:layer="layout" svg:width="20.999cm" svg:height="12.19cm" svg:x="3.501cm" svg:y="0.628cm" presentation:class="subtitle" presentation:user-transformed="true">
          <draw:text-box>
            <text:p>Sebs personliga regler:</text:p>
            <text:p text:style-name="P5"><text:span text:style-name="T2">A.</text:span> Ta bort så många features som möjligt</text:p>
            <text:p text:style-name="P5"><text:span text:style-name="T2">B.</text:span> Komplicerade features är slöseri med tid. Förenkla och gör inget i onödan.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6" draw:text-style-name="P1" draw:layer="layout" svg:width="25.199cm" svg:height="12.19cm" svg:x="1.4cm" svg:y="0.628cm" presentation:class="subtitle">
          <draw:text-box>
            <text:p>Sebs hemliga regel:</text:p>
            <text:p><text:span text:style-name="T2">C.</text:span> Är det roligt så tar det mindre tid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6" draw:text-style-name="P1" draw:layer="layout" svg:width="25.199cm" svg:height="12.19cm" svg:x="1.4cm" svg:y="0.628cm" presentation:class="subtitle">
          <draw:text-box>
            <text:p>5. Börja utveckla</text:p>
            <text:p/>
            <text:p>och/eller</text:p>
            <text:p/>
            <text:p>Planera <text:span text:style-name="T2">programarkitekturen</text:span> efter behov och kunskap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6" draw:text-style-name="P1" draw:layer="layout" svg:width="25.199cm" svg:height="12.19cm" svg:x="1.4cm" svg:y="0.628cm" presentation:class="subtitle" presentation:user-transformed="true">
          <draw:text-box>
            <text:p>Programarkitektur stöter ni på förr eller senare</text:p>
            <text:p/>
            <text:p>För stunden är det bara att koda!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8:11:27.812387784</meta:creation-date>
    <dc:date>2018-03-27T17:26:18.078930319</dc:date>
    <meta:editing-duration>PT52M12S</meta:editing-duration>
    <meta:editing-cycles>8</meta:editing-cycles>
    <meta:generator>LibreOffice/6.0.2.1$Linux_x86 LibreOffice_project/00m0$Build-1</meta:generator>
    <meta:document-statistic meta:object-count="100"/>
  </office:meta>
</office:document-meta>
</file>